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fo:font-size="11pt" fo:font-weight="normal"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4"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fo:font-size="10.5pt" fo:font-weight="normal" style:font-size-asian="10.5pt" style:font-weight-asian="normal" style:font-size-complex="10.5pt" style:font-weight-complex="normal"/>
    </style:style>
    <style:style style:name="P9" style:family="paragraph" style:parent-style-name="Standard">
      <style:paragraph-properties fo:text-align="center" style:justify-single-word="false"/>
      <style:text-properties fo:font-size="9pt" fo:font-weight="normal" style:font-size-asian="9pt" style:font-weight-asian="normal" style:font-size-complex="9pt" style:font-weight-complex="normal"/>
    </style:style>
    <style:style style:name="T1" style:family="text">
      <style:text-properties officeooo:rsid="001424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BMNCKI 1: SUI BUXASCP PIAXTI</text:h>
      <text:p text:style-name="P1"/>
      <text:p text:style-name="P7">X ECAG SMPI XGC MA X GXEXFQ YXH, YXH XRXQ....</text:p>
      <text:p text:style-name="P1"/>
      <text:p text:style-name="P3"><text:span text:style-name="T1">(</text:span>X VXNS NIX CY NSXHN NIHVIN XN SUI ZXTJKHCB YCH SUI PXMA SMSEI, YCEECRIK ZQ X HCEE LB, RUMTU THXREN LB MASC MAYMAMSQ.<text:span text:style-name="T1">)</text:span></text:p>
      <text:p text:style-name="P1"/>
      <text:p text:style-name="P4">IBMNCKI 1 SUI BUXASCP PIAXTI</text:p>
      <text:p text:style-name="P1"/>
      <text:p text:style-name="P5">SLHPCME UXN IAGLEYIK SUI GXEXTSMT HIBLZEMT. SUI SXFXSMCA CY SHXKI HCLSIN SC CLSEXQMAG NSXH NQNSIPN MN MA KMNBLSI.</text:p>
      <text:p text:style-name="P1"/>
      <text:p text:style-name="P6">UCBMAG SC HINCEVI SUI PXSSIH RMSU X ZECTJXKI CY KIXKEQ ZXSSEINUMBN, SUI GHIIKQ SHXKI YIKIHXSMCA UXN NSCBBIK XEE NUMBBMAG SC SUI NPXEE BEXAIS CY AXZCC.</text:p>
      <text:p text:style-name="P1"/>
      <text:p text:style-name="P2">RUMEI SUI TCAGHINN CY SUI HIBLZEMT IAKEINNEQ KIZXSIN SUMN XEXHPMAG TUXMA CY IVIASN, SUI NLBHIPI TUXATIEECH UXN NITHISEQ KMNBXSTUIK SRC DIKM JAMGUSN, SUI GLXHKMXAN CY BIXTI XAK DLNSMTI MA SUI GXEXFQ, SC NISSEI SUI TCAYEMTS.....</text:p>
      <text:p text:style-name="P8"/>
      <text:p text:style-name="P1">BXA KCRA SC HIVIXE X NPXEE NBXTI THLMNIH UIXKMAG SCRXHK TXPIHX XS GHIXS NBIIK. BXA RMSU SUI THLMNIH XN MS UIXKN SCRXHK SUI ZIXLSMYLE GHIIA BEXAIS CY AXZCC, RUMTU MN NLHHCLAKIK ZQ ULAKHIKN CY SHXKI YIKIHXSMCA ZXSSEINUMBN.</text:p>
      <text:p text:style-name="P1"/>
      <text:p text:style-name="P9">SUI NBXTI THLMNIH IFBECKIN SC HIVIXE SUI TCKI RCHK EMGUSNXZHI. M UCBI QCL IADCQIK SUI TELI.</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urce Han Sans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9T18:27:04.790139811</meta:creation-date>
    <dc:date>2021-01-09T18:34:41.688191682</dc:date>
    <meta:editing-duration>PT7M37S</meta:editing-duration>
    <meta:editing-cycles>1</meta:editing-cycles>
    <meta:document-statistic meta:table-count="0" meta:image-count="0" meta:object-count="0" meta:page-count="1" meta:paragraph-count="9" meta:word-count="174" meta:character-count="1020" meta:non-whitespace-character-count="855"/>
    <meta:generator>LibreOffice/7.0.4.2$Linux_X86_64 LibreOffice_project/00$Build-2</meta:generator>
  </office:meta>
</office:document-meta>
</file>